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-color="#ff8080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355cm" draw:fill-color="#99ccff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6" style:family="graphic" style:parent-style-name="standard">
      <style:graphic-properties draw:stroke="none" svg:stroke-color="#000000" draw:fill="none" draw:fill-color="#ffffff" fo:min-height="0.4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7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="none" draw:fill-color="#ff3333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7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0.27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cm" svg:height="1.9cm" svg:x="1.301cm" svg:y="1.288cm">
          <text:p text:style-name="P1"><text:span text:style-name="T1">SDR </text:span></text:p>
          <text:p text:style-name="P1"><text:span text:style-name="T1">Play</text:span></text:p>
        </draw:rect>
        <draw:rect draw:style-name="gr2" draw:text-style-name="P1" draw:layer="layout" svg:width="2cm" svg:height="1.9cm" svg:x="6.701cm" svg:y="1.288cm">
          <text:p text:style-name="P1"><text:span text:style-name="T1">IC7100</text:span></text:p>
        </draw:rect>
        <draw:rect draw:style-name="gr3" draw:text-style-name="P1" draw:layer="layout" svg:width="0.001cm" svg:height="1cm" svg:x="7.399cm" svg:y="11.9cm">
          <text:p/>
        </draw:rect>
        <draw:line draw:style-name="gr4" draw:text-style-name="P1" draw:layer="layout" svg:x1="4.877cm" svg:y1="12.283cm" svg:x2="6.677cm" svg:y2="12.283cm">
          <text:p/>
        </draw:line>
        <draw:line draw:style-name="gr4" draw:text-style-name="P1" draw:layer="layout" svg:x1="5.077cm" svg:y1="12.383cm" svg:x2="6.477cm" svg:y2="12.383cm">
          <text:p/>
        </draw:line>
        <draw:line draw:style-name="gr4" draw:text-style-name="P1" draw:layer="layout" svg:x1="5.477cm" svg:y1="12.483cm" svg:x2="6.077cm" svg:y2="12.483cm">
          <text:p/>
        </draw:line>
        <draw:line draw:style-name="gr4" draw:text-style-name="P1" draw:layer="layout" svg:x1="1.9cm" svg:y1="11.805cm" svg:x2="1.9cm" svg:y2="13.105cm">
          <text:p/>
        </draw:line>
        <draw:frame draw:style-name="gr5" draw:text-style-name="P3" draw:layer="layout" svg:width="2.1cm" svg:height="1.212cm" svg:x="6.5cm" svg:y="12.788cm">
          <draw:text-box>
            <text:p text:style-name="P2"><text:span text:style-name="T2">2/70</text:span></text:p>
            <text:p text:style-name="P2"><text:span text:style-name="T2">Colinear</text:span></text:p>
          </draw:text-box>
        </draw:frame>
        <draw:frame draw:style-name="gr6" draw:text-style-name="P4" draw:layer="layout" svg:width="2.1cm" svg:height="0.657cm" svg:x="2.9cm" svg:y="13.1cm">
          <draw:text-box>
            <text:p><text:span text:style-name="T2">70cm EW</text:span></text:p>
          </draw:text-box>
        </draw:frame>
        <draw:frame draw:style-name="gr7" draw:text-style-name="P5" draw:layer="layout" svg:width="1.823cm" svg:height="1.097cm" svg:x="4.877cm" svg:y="12.787cm">
          <draw:text-box>
            <text:p text:style-name="P1"><text:span text:style-name="T3">2/4/6/70</text:span></text:p>
            <text:p text:style-name="P1"><text:span text:style-name="T3">Dipole</text:span></text:p>
          </draw:text-box>
        </draw:frame>
        <draw:custom-shape draw:style-name="gr8" draw:text-style-name="P1" xml:id="id1" draw:id="id1" draw:layer="layout" svg:width="0.8cm" svg:height="0.612cm" svg:x="1.499cm" svg:y="11.017cm">
          <text:p text:style-name="P1"><text:span text:style-name="T4">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2cm" svg:height="0.657cm" svg:x="1cm" svg:y="13.043cm">
          <draw:text-box draw:corner-radius="0.1cm">
            <text:p><text:span text:style-name="T2">2m EW</text:span></text:p>
          </draw:text-box>
        </draw:frame>
        <draw:custom-shape draw:style-name="gr9" draw:text-style-name="P1" draw:layer="layout" svg:width="1.4cm" svg:height="1.4cm" svg:x="6.3cm" svg:y="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5" draw:id="id15" draw:layer="layout" svg:width="0.4cm" svg:height="0.4cm" svg:x="6.4cm" svg:y="6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9" draw:id="id9" draw:layer="layout" svg:width="0.4cm" svg:height="0.4cm" svg:x="7.2cm" svg:y="6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4" draw:id="id4" draw:layer="layout" svg:width="0.4cm" svg:height="0.4cm" svg:x="6.8cm" svg:y="7.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4cm" svg:height="1.4cm" svg:x="1.6cm" svg:y="8.5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2" draw:id="id2" draw:layer="layout" svg:width="0.4cm" svg:height="0.4cm" svg:x="1.7cm" svg:y="9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3" draw:id="id3" draw:layer="layout" svg:width="0.4cm" svg:height="0.4cm" svg:x="2.5cm" svg:y="9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3" draw:id="id13" draw:layer="layout" svg:width="0.4cm" svg:height="0.4cm" svg:x="2.1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4cm" svg:height="1.4cm" svg:x="6.3cm" svg:y="8.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7" draw:id="id7" draw:layer="layout" svg:width="0.4cm" svg:height="0.4cm" svg:x="6.4cm" svg:y="9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6" draw:id="id6" draw:layer="layout" svg:width="0.4cm" svg:height="0.4cm" svg:x="7.2cm" svg:y="9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5" draw:id="id5" draw:layer="layout" svg:width="0.4cm" svg:height="0.4cm" svg:x="6.8cm" svg:y="8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4cm" svg:height="1.4cm" svg:x="6.3cm" svg:y="4.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7" draw:id="id17" draw:layer="layout" svg:width="0.4cm" svg:height="0.4cm" svg:x="6.4cm" svg:y="5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8" draw:id="id8" draw:layer="layout" svg:width="0.4cm" svg:height="0.4cm" svg:x="7.2cm" svg:y="5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1" draw:id="id21" draw:layer="layout" svg:width="0.4cm" svg:height="0.4cm" svg:x="6.8cm" svg:y="4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9" draw:id="id19" draw:layer="layout" svg:width="1.4cm" svg:height="1.4cm" svg:x="1.6cm" svg:y="4.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0" draw:id="id10" draw:layer="layout" svg:width="0.4cm" svg:height="0.4cm" svg:x="1.7cm" svg:y="5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4" draw:id="id14" draw:layer="layout" svg:width="0.4cm" svg:height="0.4cm" svg:x="2.5cm" svg:y="5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cm" svg:height="0.4cm" svg:x="2.1cm" svg:y="4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4cm" svg:height="1.4cm" svg:x="1.6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1" draw:id="id11" draw:layer="layout" svg:width="0.4cm" svg:height="0.4cm" svg:x="1.7cm" svg:y="6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" draw:id="id16" draw:layer="layout" svg:width="0.4cm" svg:height="0.4cm" svg:x="2.5cm" svg:y="6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2" draw:id="id12" draw:layer="layout" svg:width="0.4cm" svg:height="0.4cm" svg:x="2.1cm" svg:y="7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.899cm" svg:y1="11.017cm" svg:x2="1.9cm" svg:y2="9.8cm" draw:start-shape="id1" draw:start-glue-point="0" draw:end-shape="id2" draw:end-glue-point="8" svg:d="M1899 11017v-608h1v-609">
          <text:p/>
        </draw:connector>
        <draw:connector draw:style-name="gr11" draw:text-style-name="P1" draw:layer="layout" svg:x1="3.901cm" svg:y1="11.088cm" svg:x2="2.7cm" svg:y2="9.8cm" draw:end-shape="id3" draw:end-glue-point="8" svg:d="M3901 11088v-393h-1201v-895">
          <text:p/>
        </draw:connector>
        <draw:frame draw:style-name="gr12" draw:layer="layout" svg:width="1.2cm" svg:height="0.7cm" svg:x="6.6cm" svg:y="2.7cm">
          <draw:text-box>
            <text:p><text:span text:style-name="T5">V/U</text:span></text:p>
          </draw:text-box>
        </draw:frame>
        <draw:frame draw:style-name="gr13" draw:layer="layout" svg:width="1.421cm" svg:height="0.687cm" svg:x="7.479cm" svg:y="2.675cm">
          <draw:text-box>
            <text:p><text:span text:style-name="T5">HF/4</text:span></text:p>
          </draw:text-box>
        </draw:frame>
        <draw:frame draw:style-name="gr13" draw:layer="layout" svg:width="1.175cm" svg:height="0.687cm" svg:x="1.7cm" svg:y="2.613cm">
          <draw:text-box>
            <text:p><text:span text:style-name="T5">V/U</text:span></text:p>
          </draw:text-box>
        </draw:frame>
        <draw:connector draw:style-name="gr11" draw:text-style-name="P1" draw:layer="layout" svg:x1="7cm" svg:y1="7.7cm" svg:x2="7cm" svg:y2="8.7cm" draw:start-shape="id4" draw:start-glue-point="4" draw:end-shape="id5" draw:end-glue-point="4" svg:d="M7000 7700v1000">
          <text:p/>
        </draw:connector>
        <draw:connector draw:style-name="gr11" draw:text-style-name="P1" draw:layer="layout" svg:x1="7.4cm" svg:y1="9.9cm" svg:x2="7.399cm" svg:y2="11.2cm" draw:start-shape="id6" draw:start-glue-point="8" svg:d="M7400 9900v901h-1v399">
          <text:p/>
        </draw:connector>
        <draw:frame draw:style-name="gr14" draw:text-style-name="P4" draw:layer="layout" svg:width="1.1cm" svg:height="0.581cm" svg:x="7.5cm" svg:y="9.419cm">
          <draw:text-box>
            <text:p><text:span text:style-name="T6">NC</text:span></text:p>
          </draw:text-box>
        </draw:frame>
        <draw:frame draw:style-name="gr14" draw:text-style-name="P4" draw:layer="layout" svg:width="1.1cm" svg:height="0.581cm" svg:x="0.9cm" svg:y="5.4cm">
          <draw:text-box>
            <text:p><text:span text:style-name="T6">NC</text:span></text:p>
          </draw:text-box>
        </draw:frame>
        <draw:frame draw:style-name="gr14" draw:text-style-name="P4" draw:layer="layout" svg:width="1.1cm" svg:height="0.581cm" svg:x="7.477cm" svg:y="5.419cm">
          <draw:text-box>
            <text:p><text:span text:style-name="T6">NC</text:span></text:p>
          </draw:text-box>
        </draw:frame>
        <draw:frame draw:style-name="gr14" draw:text-style-name="P4" draw:layer="layout" svg:width="1.1cm" svg:height="0.581cm" svg:x="0.9cm" svg:y="9.4cm">
          <draw:text-box>
            <text:p><text:span text:style-name="T6">NC</text:span></text:p>
          </draw:text-box>
        </draw:frame>
        <draw:frame draw:style-name="gr14" draw:text-style-name="P4" draw:layer="layout" svg:width="1.1cm" svg:height="0.581cm" svg:x="7.5cm" svg:y="6.4cm">
          <draw:text-box draw:corner-radius="0.1cm">
            <text:p><text:span text:style-name="T6">NC</text:span></text:p>
          </draw:text-box>
        </draw:frame>
        <draw:frame draw:style-name="gr14" draw:text-style-name="P4" draw:layer="layout" svg:width="1cm" svg:height="0.581cm" svg:x="0.9cm" svg:y="6.619cm">
          <draw:text-box>
            <text:p><text:span text:style-name="T6">NC</text:span></text:p>
          </draw:text-box>
        </draw:frame>
        <draw:connector draw:style-name="gr11" draw:text-style-name="P1" draw:layer="layout" svg:x1="5.8cm" svg:y1="11.103cm" svg:x2="6.6cm" svg:y2="9.9cm" draw:end-shape="id7" draw:end-glue-point="8" svg:d="M5800 11103v-351h800v-852">
          <text:p/>
        </draw:connector>
        <draw:line draw:style-name="gr4" draw:text-style-name="P1" draw:layer="layout" svg:x1="1.499cm" svg:y1="11.917cm" svg:x2="2.299cm" svg:y2="11.917cm">
          <text:p/>
        </draw:line>
        <draw:line draw:style-name="gr4" draw:text-style-name="P1" draw:layer="layout" svg:x1="1.499cm" svg:y1="11.917cm" svg:x2="1.499cm" svg:y2="12.717cm">
          <text:p/>
        </draw:line>
        <draw:line draw:style-name="gr4" draw:text-style-name="P1" draw:layer="layout" svg:x1="2.299cm" svg:y1="11.917cm" svg:x2="2.299cm" svg:y2="12.717cm">
          <text:p/>
        </draw:line>
        <draw:line draw:style-name="gr4" draw:text-style-name="P1" draw:layer="layout" svg:x1="1.499cm" svg:y1="12.617cm" svg:x2="2.299cm" svg:y2="12.617cm">
          <text:p/>
        </draw:line>
        <draw:line draw:style-name="gr4" draw:text-style-name="P1" draw:layer="layout" svg:x1="3.901cm" svg:y1="11.9cm" svg:x2="3.901cm" svg:y2="13.2cm">
          <text:p/>
        </draw:line>
        <draw:line draw:style-name="gr4" draw:text-style-name="P1" draw:layer="layout" svg:x1="3.5cm" svg:y1="12.012cm" svg:x2="4.3cm" svg:y2="12.012cm">
          <text:p/>
        </draw:line>
        <draw:line draw:style-name="gr4" draw:text-style-name="P1" draw:layer="layout" svg:x1="3.5cm" svg:y1="12.012cm" svg:x2="3.5cm" svg:y2="12.812cm">
          <text:p/>
        </draw:line>
        <draw:line draw:style-name="gr4" draw:text-style-name="P1" draw:layer="layout" svg:x1="4.3cm" svg:y1="12.012cm" svg:x2="4.3cm" svg:y2="12.812cm">
          <text:p/>
        </draw:line>
        <draw:line draw:style-name="gr4" draw:text-style-name="P1" draw:layer="layout" svg:x1="3.5cm" svg:y1="12.712cm" svg:x2="4.3cm" svg:y2="12.712cm">
          <text:p/>
        </draw:line>
        <draw:connector draw:style-name="gr11" draw:text-style-name="P1" draw:layer="layout" svg:x1="7.4cm" svg:y1="5.9cm" svg:x2="7.4cm" svg:y2="6.5cm" draw:start-shape="id8" draw:start-glue-point="8" draw:end-shape="id9" draw:end-glue-point="8" svg:d="M7400 5900v600">
          <text:p/>
        </draw:connector>
        <draw:connector draw:style-name="gr11" draw:text-style-name="P1" draw:layer="layout" svg:x1="1.9cm" svg:y1="5.9cm" svg:x2="1.9cm" svg:y2="6.7cm" draw:start-shape="id10" draw:start-glue-point="8" draw:end-shape="id11" draw:end-glue-point="8" svg:d="M1900 5900v800">
          <text:p/>
        </draw:connector>
        <draw:connector draw:style-name="gr11" draw:text-style-name="P1" draw:layer="layout" svg:x1="2.3cm" svg:y1="7.9cm" svg:x2="2.3cm" svg:y2="8.6cm" draw:start-shape="id12" draw:start-glue-point="4" draw:end-shape="id13" draw:end-glue-point="4" svg:d="M2300 7900v700">
          <text:p/>
        </draw:connector>
        <draw:connector draw:style-name="gr11" draw:text-style-name="P1" draw:layer="layout" draw:line-skew="-0.7cm" svg:x1="2.9cm" svg:y1="5.7cm" svg:x2="6.4cm" svg:y2="6.701cm" draw:start-shape="id14" draw:start-glue-point="10" draw:end-shape="id15" draw:end-glue-point="6" svg:d="M2900 5700h1050v1001h2450">
          <text:p/>
        </draw:connector>
        <draw:connector draw:style-name="gr11" draw:text-style-name="P1" draw:layer="layout" draw:line-skew="0.5cm" svg:x1="2.9cm" svg:y1="6.901cm" svg:x2="6.4cm" svg:y2="5.7cm" draw:start-shape="id16" draw:start-glue-point="10" draw:end-shape="id17" draw:end-glue-point="6" svg:d="M2900 6901h2250v-1201h1250">
          <text:p/>
        </draw:connector>
        <draw:frame draw:style-name="gr15" draw:layer="layout" svg:width="0.756cm" svg:height="0.759cm" svg:x="1.044cm" svg:y="4.9cm">
          <draw:text-box>
            <text:p><text:span text:style-name="T1">1</text:span></text:p>
          </draw:text-box>
        </draw:frame>
        <draw:frame draw:style-name="gr16" draw:layer="layout" svg:width="0.677cm" svg:height="0.806cm" svg:x="1.023cm" svg:y="6.899cm">
          <draw:text-box>
            <text:p><text:span text:style-name="T7">2</text:span></text:p>
          </draw:text-box>
        </draw:frame>
        <draw:frame draw:style-name="gr16" draw:layer="layout" svg:width="0.777cm" svg:height="0.806cm" svg:x="1.023cm" svg:y="8.799cm">
          <draw:text-box>
            <text:p><text:span text:style-name="T7">3</text:span></text:p>
          </draw:text-box>
        </draw:frame>
        <draw:frame draw:style-name="gr16" draw:layer="layout" svg:width="0.777cm" svg:height="0.806cm" svg:x="5.7cm" svg:y="4.98cm">
          <draw:text-box>
            <text:p><text:span text:style-name="T7">4</text:span></text:p>
          </draw:text-box>
        </draw:frame>
        <draw:frame draw:style-name="gr17" draw:layer="layout" svg:width="0.777cm" svg:height="0.806cm" svg:x="5.723cm" svg:y="6.781cm">
          <draw:text-box>
            <text:p><text:span text:style-name="T7">5</text:span></text:p>
          </draw:text-box>
        </draw:frame>
        <draw:frame draw:style-name="gr16" draw:layer="layout" svg:width="0.777cm" svg:height="0.806cm" svg:x="5.723cm" svg:y="8.981cm">
          <draw:text-box>
            <text:p><text:span text:style-name="T7">6</text:span></text:p>
          </draw:text-box>
        </draw:frame>
        <draw:custom-shape draw:style-name="gr8" draw:text-style-name="P1" draw:layer="layout" svg:width="0.8cm" svg:height="0.612cm" svg:x="3.5cm" svg:y="11.088cm">
          <text:p text:style-name="P1"><text:span text:style-name="T4">A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8cm" svg:height="0.612cm" svg:x="5.4cm" svg:y="11.1cm">
          <text:p text:style-name="P1"><text:span text:style-name="T4">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8cm" svg:height="0.612cm" svg:x="7cm" svg:y="11.088cm">
          <text:p text:style-name="P1"><text:span text:style-name="T4">A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23" draw:id="id23" draw:layer="layout" svg:width="0.8cm" svg:height="0.612cm" svg:x="8.3cm" svg:y="11.1cm">
          <text:p text:style-name="P1"><text:span text:style-name="T4">A5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8" draw:id="id18" draw:layer="layout" svg:width="0.8cm" svg:height="0.6cm" svg:x="1.9cm" svg:y="3.2cm">
          <text:p text:style-name="P1"><text:span text:style-name="T4">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20" draw:id="id20" draw:layer="layout" svg:width="0.8cm" svg:height="0.612cm" svg:x="6.8cm" svg:y="3.2cm">
          <text:p text:style-name="P1"><text:span text:style-name="T4">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22" draw:id="id22" draw:layer="layout" svg:width="0.8cm" svg:height="0.612cm" svg:x="7.8cm" svg:y="3.2cm">
          <text:p text:style-name="P1"><text:span text:style-name="T4">R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2.3cm" svg:y1="3.8cm" svg:x2="2.3cm" svg:y2="4.6cm" draw:start-shape="id18" draw:start-glue-point="2" draw:end-shape="id19" draw:end-glue-point="2" svg:d="M2300 3800v800">
          <text:p/>
        </draw:connector>
        <draw:connector draw:style-name="gr11" draw:text-style-name="P1" draw:layer="layout" svg:x1="7.2cm" svg:y1="3.812cm" svg:x2="7cm" svg:y2="4.7cm" draw:start-shape="id20" draw:start-glue-point="2" draw:end-shape="id21" draw:end-glue-point="4" svg:d="M7200 3812v445h-200v443">
          <text:p/>
        </draw:connector>
        <draw:rect draw:style-name="gr3" draw:text-style-name="P1" draw:layer="layout" svg:width="0.001cm" svg:height="0.9cm" svg:x="8.7cm" svg:y="11.9cm">
          <text:p/>
        </draw:rect>
        <draw:custom-shape draw:style-name="gr9" draw:text-style-name="P1" draw:layer="layout" svg:width="0.6cm" svg:height="0.3cm" svg:x="8.4cm" svg:y="1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4" draw:layer="layout" svg:width="1.057cm" svg:height="0.674cm" svg:x="8.2cm" svg:y="13.2cm">
          <draw:text-box>
            <text:p text:style-name="P4"><text:span text:style-name="T3">LW</text:span></text:p>
          </draw:text-box>
        </draw:frame>
        <draw:connector draw:style-name="gr11" draw:text-style-name="P1" draw:layer="layout" draw:line-skew="-2.657cm" svg:x1="8.2cm" svg:y1="3.812cm" svg:x2="8.7cm" svg:y2="11.1cm" draw:start-shape="id22" draw:start-glue-point="2" draw:end-shape="id23" draw:end-glue-point="0" svg:d="M8200 3812v988h500v63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owdery</meta:initial-creator>
    <meta:creation-date>2016-02-25T19:23:25.69</meta:creation-date>
    <dc:date>2016-03-26T16:13:55.38</dc:date>
    <dc:creator>Bob Cowdery</dc:creator>
    <meta:editing-duration>PT35M56S</meta:editing-duration>
    <meta:editing-cycles>4</meta:editing-cycles>
    <meta:generator>OpenOffice/4.1.1$Win32 OpenOffice.org_project/411m6$Build-9775</meta:generator>
    <meta:document-statistic meta:object-count="83"/>
  </office:meta>
</office:document-meta>
</file>